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4pt" fo:font-weight="bold" style:font-size-asian="24pt" style:font-size-complex="24pt"/>
    </style:style>
    <style:style style:name="P5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cp 几个新特性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潘卫平</text:p>
            <text:p>2014.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提纲——tcp 几个新特性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cp bypass </text:p>
              </text:list-item>
              <text:list-item>
                <text:p>TFO tcp fast open</text:p>
              </text:list-item>
              <text:list-item>
                <text:p>TLP tail loss probe</text:p>
              </text:list-item>
              <text:list-item>
                <text:p>ER early retransmit</text:p>
              </text:list-item>
              <text:list-item>
                <text:p>PRR proportional rate reduction</text:p>
              </text:list-item>
              <text:list-item>
                <text:p>TSQ tcp small queues</text:p>
              </text:list-item>
              <text:list-item>
                <text:p>SO_REUSE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1. tcp bypass</text:p>
          </draw:text-box>
        </draw:frame>
        <draw:frame presentation:style-name="pr5" draw:layer="layout" svg:width="25.199cm" svg:height="12.179cm" svg:x="1.524cm" svg:y="4.914cm" presentation:class="outline" presentation:placeholder="true" presentation:user-transformed="true">
          <draw:text-box/>
        </draw:frame>
        <draw:custom-shape draw:style-name="gr2" draw:text-style-name="P2" draw:layer="layout" svg:width="6.604cm" svg:height="1.778cm" svg:x="3.456cm" svg:y="3.356cm">
          <text:p text:style-name="P2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04cm" svg:height="1.778cm" svg:x="3.456cm" svg:y="6.042cm">
          <text:p text:style-name="P3"><text:span text:style-name="T2">tcp_sendms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04cm" svg:height="1.778cm" svg:x="3.456cm" svg:y="8.782cm">
          <text:p text:style-name="P3"><text:span text:style-name="T2">write_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04cm" svg:height="1.778cm" svg:x="3.402cm" svg:y="11.658cm">
          <text:p text:style-name="P3"><text:span text:style-name="T2">ip_queue_xmi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6.604cm" svg:height="1.778cm" svg:x="3.456cm" svg:y="17.334cm">
          <text:p text:style-name="P3"><text:span text:style-name="T3">de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604cm" svg:height="1.778cm" svg:x="3.426cm" svg:y="14.456cm">
          <text:p text:style-name="P3"><text:span text:style-name="T3">Qdisc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254cm" svg:height="0.982cm" svg:x="6.604cm" svg:y="5.1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254cm" svg:height="0.982cm" svg:x="6.605cm" svg:y="7.8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254cm" svg:height="0.982cm" svg:x="6.606cm" svg:y="10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254cm" svg:height="0.982cm" svg:x="6.607cm" svg:y="13.5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254cm" svg:height="0.982cm" svg:x="6.608cm" svg:y="16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6.604cm" svg:height="1.778cm" svg:x="17.956cm" svg:y="3.356cm">
          <text:p text:style-name="P2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04cm" svg:height="1.778cm" svg:x="17.956cm" svg:y="6.042cm">
          <text:p text:style-name="P3"><text:span text:style-name="T2">tcp_recvms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04cm" svg:height="1.778cm" svg:x="17.956cm" svg:y="8.782cm">
          <text:p text:style-name="P3"><text:span text:style-name="T2">receive_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04cm" svg:height="1.778cm" svg:x="17.902cm" svg:y="11.658cm">
          <text:p text:style-name="P3"><text:span text:style-name="T2">tcp_v4_rcv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6.604cm" svg:height="1.778cm" svg:x="17.956cm" svg:y="17.334cm">
          <text:p text:style-name="P3"><text:span text:style-name="T3">de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604cm" svg:height="1.778cm" svg:x="17.926cm" svg:y="14.456cm">
          <text:p text:style-name="P3"><text:span text:style-name="T3">ip_rcv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254cm" svg:height="1.076cm" svg:x="21.324cm" svg:y="16.2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254cm" svg:height="1.076cm" svg:x="21.325cm" svg:y="13.3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254cm" svg:height="1.076cm" svg:x="21.325cm" svg:y="10.5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254cm" svg:height="1.076cm" svg:x="21.325cm" svg:y="7.6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254cm" svg:height="1.076cm" svg:x="21.325cm" svg:y="4.9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6" draw:layer="layout" draw:type="curve" svg:x1="6.758cm" svg:y1="19.112cm" svg:x2="21.258cm" svg:y2="19.112cm" draw:start-shape="id1" draw:start-glue-point="2" draw:end-shape="id2" svg:d="M6758 19112c0 751 14500 751 14500 0" svg:viewBox="0 0 14501 564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SQ——tcp small queu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根据——对速度的估计</text:p>
              </text:list-item>
              <text:list-item>
                <text:p>限制——进入Qdisc或驱动的包的数量为2，</text:p>
                <text:p>或者 为1ms时间内能传输的包的个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6:28:35.173246554</meta:creation-date>
    <dc:date>2014-10-23T22:42:50.839832257</dc:date>
    <meta:editing-duration>PT53M8S</meta:editing-duration>
    <meta:editing-cycles>8</meta:editing-cycles>
    <meta:generator>LibreOffice/4.2.6.3$Linux_X86_64 LibreOffice_project/420$Build-3</meta:generator>
    <meta:document-statistic meta:object-count="60"/>
  </office:meta>
</office:document-meta>
</file>